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702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3.106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5.83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cm" fo:break-before="auto" style:use-optimal-row-height="fals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96cm" fo:break-before="auto" style:use-optimal-row-height="tru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1.0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alibri" fo:font-size="10pt" style:font-size-asian="10pt" style:font-size-complex="10pt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0c0c0" fo:wrap-option="wrap" fo:border="0.06pt solid #000000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10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8">
      <style:table-cell-properties fo:background-color="#ffff99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0">
      <style:table-cell-properties fo:background-color="#ffff99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9" style:family="table-cell" style:parent-style-name="Default" style:data-style-name="N110">
      <style:text-properties style:font-name="Calibri" fo:font-size="10pt" style:font-size-asian="10pt" style:font-size-complex="10pt"/>
    </style:style>
    <style:style style:name="ce20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21" style:family="table-cell" style:parent-style-name="Default" style:data-style-name="N37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0">
      <style:table-cell-properties fo:background-color="#ffff99" fo:border="0.06pt solid #000000"/>
      <style:text-properties style:font-name="Calibri" fo:font-size="10pt" style:font-size-asian="10pt" style:font-size-complex="10pt"/>
    </style:style>
    <style:style style:name="ce23" style:family="table-cell" style:parent-style-name="Default">
      <style:table-cell-properties fo:background-color="#ccccff" fo:border="0.06pt solid #000000"/>
      <style:text-properties style:font-name="Calibri"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áctica 7.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1" table:default-cell-style-name="ce1"/>
        <table:table-column table:style-name="co10" table:number-columns-repeated="4" table:default-cell-style-name="ce2"/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/>
          <table:table-cell table:style-name="ce4" office:value-type="string" calcext:value-type="string" table:number-columns-spanned="8" table:number-rows-spanned="1">
            <text:p>FUNCIÓ SI (IF)</text:p>
          </table:table-cell>
          <table:covered-table-cell table:number-columns-repeated="7" table:style-name="ce2"/>
          <table:table-cell table:style-name="ce2" table:number-columns-repeated="1011"/>
          <table:table-cell table:number-columns-repeated="4"/>
        </table:table-row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 table:number-columns-spanned="8" table:number-rows-spanned="2">
            <text:p>Plantejament. Volem adaptar els sou dels treballadors d'un concessionari a les seves vendes. Cada venedor tenia un sou previ. La idea és que a els qui venen més de 7 cotxes al mes se'ls pugi el sou 200 euros i als quals embenen menys de 7 solament se'ls incrementi 50 euros. </text:p>
          </table:table-cell>
          <table:covered-table-cell table:number-columns-repeated="7" table:style-name="ce3"/>
          <table:table-cell table:number-columns-repeated="1015"/>
        </table:table-row>
        <table:table-row table:style-name="ro3">
          <table:table-cell/>
          <table:covered-table-cell table:number-columns-repeated="8" table:style-name="ce3"/>
          <table:table-cell table:number-columns-repeated="1015"/>
        </table:table-row>
        <table:table-row table:style-name="ro1">
          <table:table-cell/>
          <table:table-cell table:style-name="ce3" table:number-columns-repeated="8"/>
          <table:table-cell table:number-columns-repeated="1015"/>
        </table:table-row>
        <table:table-row table:style-name="ro4">
          <table:table-cell/>
          <table:table-cell table:style-name="ce3"/>
          <table:table-cell table:style-name="ce2"/>
          <table:table-cell table:style-name="ce3"/>
          <table:table-cell table:style-name="ce17" office:value-type="string" calcext:value-type="string">
            <text:p>Data:</text:p>
          </table:table-cell>
          <table:table-cell table:style-name="ce21" office:value-type="string" calcext:value-type="string">
            <text:p><text:date style:data-style-name="N2" text:date-value="2015-10-08">08/10/2015</text:date>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Id.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ou (€)</text:p>
          </table:table-cell>
          <table:table-cell table:style-name="ce6" office:value-type="string" calcext:value-type="string">
            <text:p>cotxos venuts</text:p>
          </table:table-cell>
          <table:table-cell table:style-name="ce6" office:value-type="string" calcext:value-type="string">
            <text:p>Nòmina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arlos</text:p>
          </table:table-cell>
          <table:table-cell table:style-name="ce13" office:value-type="currency" office:currency="EUR" office:value="1200" calcext:value-type="currency">
            <text:p>1.200 €</text:p>
          </table:table-cell>
          <table:table-cell table:style-name="ce18" office:value-type="float" office:value="6" calcext:value-type="float">
            <text:p>6</text:p>
          </table:table-cell>
          <table:table-cell table:style-name="ce22" table:formula="of:=IF([.E9]&gt;7;[.D9]+200;[.D9]+50)" office:value-type="currency" office:currency="EUR" office:value="1250" calcext:value-type="currency">
            <text:p>1.250 €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Marisa</text:p>
          </table:table-cell>
          <table:table-cell table:style-name="ce13" office:value-type="currency" office:currency="EUR" office:value="1440" calcext:value-type="currency">
            <text:p>1.440 €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formula="of:=IF([.E10]&gt;7;[.D10]+200;[.D10]+50)" office:value-type="currency" office:currency="EUR" office:value="1490" calcext:value-type="currency">
            <text:p>1.490 €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Jordi</text:p>
          </table:table-cell>
          <table:table-cell table:style-name="ce13" office:value-type="currency" office:currency="EUR" office:value="900" calcext:value-type="currency">
            <text:p>900 €</text:p>
          </table:table-cell>
          <table:table-cell table:style-name="ce18" office:value-type="float" office:value="12" calcext:value-type="float">
            <text:p>12</text:p>
          </table:table-cell>
          <table:table-cell table:style-name="ce22" table:formula="of:=IF([.E11]&gt;7;[.D11]+200;[.D11]+50)" office:value-type="currency" office:currency="EUR" office:value="1100" calcext:value-type="currency">
            <text:p>1.100 €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Jon</text:p>
          </table:table-cell>
          <table:table-cell table:style-name="ce13" office:value-type="currency" office:currency="EUR" office:value="1345" calcext:value-type="currency">
            <text:p>1.345 €</text:p>
          </table:table-cell>
          <table:table-cell table:style-name="ce18" office:value-type="float" office:value="3" calcext:value-type="float">
            <text:p>3</text:p>
          </table:table-cell>
          <table:table-cell table:style-name="ce22" table:formula="of:=IF([.E12]&gt;7;[.D12]+200;[.D12]+50)" office:value-type="currency" office:currency="EUR" office:value="1395" calcext:value-type="currency">
            <text:p>1.395 €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Marta</text:p>
          </table:table-cell>
          <table:table-cell table:style-name="ce13" office:value-type="currency" office:currency="EUR" office:value="1360" calcext:value-type="currency">
            <text:p>1.360 €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IF([.E13]&gt;7;[.D13]+200;[.D13]+50)" office:value-type="currency" office:currency="EUR" office:value="1410" calcext:value-type="currency">
            <text:p>1.410 €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Victor</text:p>
          </table:table-cell>
          <table:table-cell table:style-name="ce13" office:value-type="currency" office:currency="EUR" office:value="890" calcext:value-type="currency">
            <text:p>890 €</text:p>
          </table:table-cell>
          <table:table-cell table:style-name="ce18" office:value-type="float" office:value="8" calcext:value-type="float">
            <text:p>8</text:p>
          </table:table-cell>
          <table:table-cell table:style-name="ce22" table:formula="of:=IF([.E14]&gt;7;[.D14]+200;[.D14]+50)" office:value-type="currency" office:currency="EUR" office:value="1090" calcext:value-type="currency">
            <text:p>1.090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4" table:formula="of:=SUM([.D9:.D14])" office:value-type="currency" office:currency="EUR" office:value="7135" calcext:value-type="currency">
            <text:p>7.135,0 €</text:p>
          </table:table-cell>
          <table:table-cell/>
          <table:table-cell table:style-name="ce14" table:formula="of:=SUM([.F9:.F14])" office:value-type="currency" office:currency="EUR" office:value="7735" calcext:value-type="currency">
            <text:p>7.735,0 €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1" office:value-type="string" calcext:value-type="string">
            <text:p>Mitjà (aritmètic)</text:p>
          </table:table-cell>
          <table:table-cell table:style-name="ce14" table:formula="of:=SUBTOTAL(1;[.D9:.D14])" office:value-type="currency" office:currency="EUR" office:value="1189.16666666667" calcext:value-type="currency">
            <text:p>1.189,2 €</text:p>
          </table:table-cell>
          <table:table-cell/>
          <table:table-cell table:style-name="ce14" table:formula="of:=SUBTOTAL(1;[.F9:.F14])" office:value-type="currency" office:currency="EUR" office:value="1289.16666666667" calcext:value-type="currency">
            <text:p>1.289,2 €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2">
          <table:table-cell table:number-columns-repeated="2"/>
          <table:table-cell table:style-name="ce10" office:value-type="string" calcext:value-type="string">
            <text:p>Pitjor sou</text:p>
          </table:table-cell>
          <table:table-cell table:style-name="ce16" table:formula="of:=MIN([.D9:.D14])" office:value-type="currency" office:currency="EUR" office:value="890" calcext:value-type="currency">
            <text:p>890 €</text:p>
          </table:table-cell>
          <table:table-cell table:style-name="ce19"/>
          <table:table-cell table:style-name="ce16" table:formula="of:=MIN([.F9:.F14])" office:value-type="currency" office:currency="EUR" office:value="1090" calcext:value-type="currency">
            <text:p>1.090 €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0" office:value-type="string" calcext:value-type="string">
            <text:p>Millor sou</text:p>
          </table:table-cell>
          <table:table-cell table:style-name="ce16" table:formula="of:=MAX([.D10:.D15])" office:value-type="currency" office:currency="EUR" office:value="1440" calcext:value-type="currency">
            <text:p>1.440 €</text:p>
          </table:table-cell>
          <table:table-cell table:style-name="ce19"/>
          <table:table-cell table:style-name="ce16" table:formula="of:=MAX([.F10:.F15])" office:value-type="currency" office:currency="EUR" office:value="1490" calcext:value-type="currency">
            <text:p>1.490 €</text:p>
          </table:table-cell>
          <table:table-cell table:number-columns-repeated="1018"/>
        </table:table-row>
        <table:table-row table:style-name="ro2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8" table:number-rows-spanned="2">
            <text:p>Plantejament. Mateix caso que l'anterior però volem que el nombre de cotxes de referència sigui variable, és a dir, canviï segons els mesos.</text:p>
          </table:table-cell>
          <table:covered-table-cell table:number-columns-repeated="7"/>
          <table:table-cell table:number-columns-repeated="1015"/>
        </table:table-row>
        <table:table-row table:style-name="ro6">
          <table:table-cell/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0" office:value-type="string" calcext:value-type="string">
            <text:p>Nº Cotxos refèrencia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2"/>
          <table:table-cell table:style-name="ce3"/>
          <table:table-cell table:style-name="ce17" office:value-type="string" calcext:value-type="string">
            <text:p>Data:</text:p>
          </table:table-cell>
          <table:table-cell table:style-name="ce24" office:value-type="string" calcext:value-type="string">
            <text:p><text:date style:data-style-name="N2" text:date-value="2015-10-08">08/10/2015</text:date>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Id.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ou (€)</text:p>
          </table:table-cell>
          <table:table-cell table:style-name="ce6" office:value-type="string" calcext:value-type="string">
            <text:p>cotxos venuts</text:p>
          </table:table-cell>
          <table:table-cell table:style-name="ce6" office:value-type="string" calcext:value-type="string">
            <text:p>Nòmina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arlos</text:p>
          </table:table-cell>
          <table:table-cell table:style-name="ce13" office:value-type="currency" office:currency="EUR" office:value="1200" calcext:value-type="currency">
            <text:p>1.200 €</text:p>
          </table:table-cell>
          <table:table-cell table:style-name="ce18" office:value-type="float" office:value="6" calcext:value-type="float">
            <text:p>6</text:p>
          </table:table-cell>
          <table:table-cell table:style-name="ce22" table:formula="of:=IF([.E31]&gt;[.F28];[.D31]+200;[.D31]+50)" office:value-type="currency" office:currency="EUR" office:value="1400" calcext:value-type="currency">
            <text:p>1.400 €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Marisa</text:p>
          </table:table-cell>
          <table:table-cell table:style-name="ce13" office:value-type="currency" office:currency="EUR" office:value="1440" calcext:value-type="currency">
            <text:p>1.440 €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formula="of:=IF([.E32]&gt;[.F29];[.D32]+200;[.D32]+50)" office:value-type="currency" office:currency="EUR" office:value="1490" calcext:value-type="currency">
            <text:p>1.490 €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Jordi</text:p>
          </table:table-cell>
          <table:table-cell table:style-name="ce13" office:value-type="currency" office:currency="EUR" office:value="900" calcext:value-type="currency">
            <text:p>900 €</text:p>
          </table:table-cell>
          <table:table-cell table:style-name="ce18" office:value-type="float" office:value="12" calcext:value-type="float">
            <text:p>12</text:p>
          </table:table-cell>
          <table:table-cell table:style-name="ce22" table:formula="of:=IF([.E33]&gt;[.F30];[.D33]+200;[.D33]+50)" office:value-type="currency" office:currency="EUR" office:value="950" calcext:value-type="currency">
            <text:p>950 €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Jon</text:p>
          </table:table-cell>
          <table:table-cell table:style-name="ce13" office:value-type="currency" office:currency="EUR" office:value="1345" calcext:value-type="currency">
            <text:p>1.345 €</text:p>
          </table:table-cell>
          <table:table-cell table:style-name="ce18" office:value-type="float" office:value="3" calcext:value-type="float">
            <text:p>3</text:p>
          </table:table-cell>
          <table:table-cell table:style-name="ce22" table:formula="of:=IF([.E34]&gt;[.F31];[.D34]+200;[.D34]+50)" office:value-type="currency" office:currency="EUR" office:value="1395" calcext:value-type="currency">
            <text:p>1.395 €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Marta</text:p>
          </table:table-cell>
          <table:table-cell table:style-name="ce13" office:value-type="currency" office:currency="EUR" office:value="1360" calcext:value-type="currency">
            <text:p>1.360 €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IF([.E35]&gt;[.F32];[.D35]+200;[.D35]+50)" office:value-type="currency" office:currency="EUR" office:value="1410" calcext:value-type="currency">
            <text:p>1.410 €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Victor</text:p>
          </table:table-cell>
          <table:table-cell table:style-name="ce13" office:value-type="currency" office:currency="EUR" office:value="890" calcext:value-type="currency">
            <text:p>890 €</text:p>
          </table:table-cell>
          <table:table-cell table:style-name="ce18" office:value-type="float" office:value="8" calcext:value-type="float">
            <text:p>8</text:p>
          </table:table-cell>
          <table:table-cell table:style-name="ce22" table:formula="of:=IF([.E36]&gt;[.F33];[.D36]+200;[.D36]+50)" office:value-type="currency" office:currency="EUR" office:value="940" calcext:value-type="currency">
            <text:p>940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4" table:formula="of:=SUM([.D31:.D36])" office:value-type="currency" office:currency="EUR" office:value="7135" calcext:value-type="currency">
            <text:p>7.135,0 €</text:p>
          </table:table-cell>
          <table:table-cell/>
          <table:table-cell table:style-name="ce14" table:formula="of:=SUM([.F31:.F36])" office:value-type="currency" office:currency="EUR" office:value="7585" calcext:value-type="currency">
            <text:p>7.585,0 €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1" office:value-type="string" calcext:value-type="string">
            <text:p>Mitjà (aritmètic)</text:p>
          </table:table-cell>
          <table:table-cell table:style-name="ce14" table:formula="of:=SUBTOTAL(1;[.D31:.D36])" office:value-type="currency" office:currency="EUR" office:value="1189.16666666667" calcext:value-type="currency">
            <text:p>1.189,2 €</text:p>
          </table:table-cell>
          <table:table-cell/>
          <table:table-cell table:style-name="ce14" table:formula="of:=SUBTOTAL(1;[.F31:.F36])" office:value-type="currency" office:currency="EUR" office:value="1264.16666666667" calcext:value-type="currency">
            <text:p>1.264,2 €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2">
          <table:table-cell table:number-columns-repeated="2"/>
          <table:table-cell table:style-name="ce10" office:value-type="string" calcext:value-type="string">
            <text:p>Pitjor sou</text:p>
          </table:table-cell>
          <table:table-cell table:style-name="ce16" table:formula="of:=MIN([.D31:.D36])" office:value-type="currency" office:currency="EUR" office:value="890" calcext:value-type="currency">
            <text:p>890 €</text:p>
          </table:table-cell>
          <table:table-cell table:style-name="ce19"/>
          <table:table-cell table:style-name="ce16" table:formula="of:=MIN([.F31:.F36])" office:value-type="currency" office:currency="EUR" office:value="940" calcext:value-type="currency">
            <text:p>940 €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0" office:value-type="string" calcext:value-type="string">
            <text:p>Millor sou</text:p>
          </table:table-cell>
          <table:table-cell table:style-name="ce16" table:formula="of:=MAX([.D32:.D37])" office:value-type="currency" office:currency="EUR" office:value="1440" calcext:value-type="currency">
            <text:p>1.440 €</text:p>
          </table:table-cell>
          <table:table-cell table:style-name="ce19"/>
          <table:table-cell table:style-name="ce16" table:formula="of:=MAX([.F32:.F37])" office:value-type="currency" office:currency="EUR" office:value="1490" calcext:value-type="currency">
            <text:p>1.490 €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8" table:number-rows-spanned="2">
            <text:p>Plantejament. Volem que cada treballador guanyi proporcionalment als cotxe que ven, de manera que cada cotxe venut suposi un increment de 50 euros en la seva nòmina.</text:p>
          </table:table-cell>
          <table:covered-table-cell table:number-columns-repeated="7"/>
          <table:table-cell table:number-columns-repeated="1015"/>
        </table:table-row>
        <table:table-row table:style-name="ro7">
          <table:table-cell/>
          <table:covered-table-cell table:number-columns-repeated="8"/>
          <table:table-cell table:number-columns-repeated="1015"/>
        </table:table-row>
        <table:table-row table:style-name="ro8">
          <table:table-cell/>
          <table:table-cell table:style-name="ce8" office:value-type="string" calcext:value-type="string" table:number-columns-spanned="8" table:number-rows-spanned="1">
            <text:p>Segona opció. Volem que en la columna G ens posi en funció de si ven més cotxe dels quals a dalt havíem triat com a nº de referència, “Candidat a venedor del mes” o “Ajudar a millorar”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3"/>
          <table:table-cell table:style-name="ce2"/>
          <table:table-cell table:style-name="ce3"/>
          <table:table-cell table:style-name="ce17" office:value-type="string" calcext:value-type="string">
            <text:p>Data:</text:p>
          </table:table-cell>
          <table:table-cell table:style-name="ce24" office:value-type="string" calcext:value-type="string">
            <text:p><text:date style:data-style-name="N2" text:date-value="2015-10-08">08/10/2015</text:date>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Id.</text:p>
          </table:table-cell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Sou (€)</text:p>
          </table:table-cell>
          <table:table-cell table:style-name="ce6" office:value-type="string" calcext:value-type="string">
            <text:p>cotxos venuts</text:p>
          </table:table-cell>
          <table:table-cell table:style-name="ce6" office:value-type="string" calcext:value-type="string">
            <text:p>Nòmina</text:p>
          </table:table-cell>
          <table:table-cell table:style-name="ce6" office:value-type="string" calcext:value-type="string">
            <text:p>Valoració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arlos</text:p>
          </table:table-cell>
          <table:table-cell table:style-name="ce13" office:value-type="currency" office:currency="EUR" office:value="1200" calcext:value-type="currency">
            <text:p>1.200 €</text:p>
          </table:table-cell>
          <table:table-cell table:style-name="ce18" office:value-type="float" office:value="6" calcext:value-type="float">
            <text:p>6</text:p>
          </table:table-cell>
          <table:table-cell table:style-name="ce22" table:formula="of:=[.D52]+([.E52]*50)" office:value-type="currency" office:currency="EUR" office:value="1500" calcext:value-type="currency">
            <text:p>1.500 €</text:p>
          </table:table-cell>
          <table:table-cell table:style-name="ce22" table:formula="of:=IF([.E52]&gt;[.F28];&quot;Candidat a venedor del mes&quot;;&quot;Ajudar a millorar&quot;)" office:value-type="string" office:string-value="Candidat a venedor del mes" calcext:value-type="string">
            <text:p>Candidat a venedor del mes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Marisa</text:p>
          </table:table-cell>
          <table:table-cell table:style-name="ce13" office:value-type="currency" office:currency="EUR" office:value="1440" calcext:value-type="currency">
            <text:p>1.440 €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formula="of:=[.D53]+([.E53]*50)" office:value-type="currency" office:currency="EUR" office:value="1640" calcext:value-type="currency">
            <text:p>1.640 €</text:p>
          </table:table-cell>
          <table:table-cell table:style-name="ce22" table:formula="of:=IF([.E53]&gt;[.F28];&quot;Candidat a venedor del mes&quot;;&quot;Ajudar a millorar&quot;)" office:value-type="string" office:string-value="Ajudar a millorar" calcext:value-type="string">
            <text:p>Ajudar a millorar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Jordi</text:p>
          </table:table-cell>
          <table:table-cell table:style-name="ce13" office:value-type="currency" office:currency="EUR" office:value="900" calcext:value-type="currency">
            <text:p>900 €</text:p>
          </table:table-cell>
          <table:table-cell table:style-name="ce18" office:value-type="float" office:value="12" calcext:value-type="float">
            <text:p>12</text:p>
          </table:table-cell>
          <table:table-cell table:style-name="ce22" table:formula="of:=[.D54]+([.E54]*50)" office:value-type="currency" office:currency="EUR" office:value="1500" calcext:value-type="currency">
            <text:p>1.500 €</text:p>
          </table:table-cell>
          <table:table-cell table:style-name="ce22" table:formula="of:=IF([.E54]&gt;[.F28];&quot;Candidat a venedor del mes&quot;;&quot;Ajudar a millorar&quot;)" office:value-type="string" office:string-value="Candidat a venedor del mes" calcext:value-type="string">
            <text:p>Candidat a venedor del mes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Jon</text:p>
          </table:table-cell>
          <table:table-cell table:style-name="ce13" office:value-type="currency" office:currency="EUR" office:value="1345" calcext:value-type="currency">
            <text:p>1.345 €</text:p>
          </table:table-cell>
          <table:table-cell table:style-name="ce18" office:value-type="float" office:value="3" calcext:value-type="float">
            <text:p>3</text:p>
          </table:table-cell>
          <table:table-cell table:style-name="ce22" table:formula="of:=[.D55]+([.E55]*50)" office:value-type="currency" office:currency="EUR" office:value="1495" calcext:value-type="currency">
            <text:p>1.495 €</text:p>
          </table:table-cell>
          <table:table-cell table:style-name="ce22" table:formula="of:=IF([.E55]&gt;[.F28];&quot;Candidat a venedor del mes&quot;;&quot;Ajudar a millorar&quot;)" office:value-type="string" office:string-value="Ajudar a millorar" calcext:value-type="string">
            <text:p>Ajudar a millorar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Marta</text:p>
          </table:table-cell>
          <table:table-cell table:style-name="ce13" office:value-type="currency" office:currency="EUR" office:value="1360" calcext:value-type="currency">
            <text:p>1.360 €</text:p>
          </table:table-cell>
          <table:table-cell table:style-name="ce18" office:value-type="float" office:value="0" calcext:value-type="float">
            <text:p>0</text:p>
          </table:table-cell>
          <table:table-cell table:style-name="ce22" table:formula="of:=[.D56]+([.E56]*50)" office:value-type="currency" office:currency="EUR" office:value="1360" calcext:value-type="currency">
            <text:p>1.360 €</text:p>
          </table:table-cell>
          <table:table-cell table:style-name="ce22" table:formula="of:=IF([.E56]&gt;[.F28];&quot;Candidat a venedor del mes&quot;;&quot;Ajudar a millorar&quot;)" office:value-type="string" office:string-value="Ajudar a millorar" calcext:value-type="string">
            <text:p>Ajudar a millorar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Victor</text:p>
          </table:table-cell>
          <table:table-cell table:style-name="ce13" office:value-type="currency" office:currency="EUR" office:value="890" calcext:value-type="currency">
            <text:p>890 €</text:p>
          </table:table-cell>
          <table:table-cell table:style-name="ce18" office:value-type="float" office:value="8" calcext:value-type="float">
            <text:p>8</text:p>
          </table:table-cell>
          <table:table-cell table:style-name="ce22" table:formula="of:=[.D57]+([.E57]*50)" office:value-type="currency" office:currency="EUR" office:value="1290" calcext:value-type="currency">
            <text:p>1.290 €</text:p>
          </table:table-cell>
          <table:table-cell table:style-name="ce22" table:formula="of:=IF([.E57]&gt;[.F28];&quot;Candidat a venedor del mes&quot;;&quot;Ajudar a millorar&quot;)" office:value-type="string" office:string-value="Candidat a venedor del mes" calcext:value-type="string">
            <text:p>Candidat a venedor del m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4" table:formula="of:=SUM([.D52:.D57])" office:value-type="currency" office:currency="EUR" office:value="7135" calcext:value-type="currency">
            <text:p>7.135,0 €</text:p>
          </table:table-cell>
          <table:table-cell/>
          <table:table-cell table:style-name="ce14" table:formula="of:=SUM([.F52:.F57])" office:value-type="currency" office:currency="EUR" office:value="8785" calcext:value-type="currency">
            <text:p>8.785,0 €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1" office:value-type="string" calcext:value-type="string">
            <text:p>Mitjà (aritmètic)</text:p>
          </table:table-cell>
          <table:table-cell table:style-name="ce14" table:formula="of:=SUBTOTAL(1;[.D52:.D57])" office:value-type="currency" office:currency="EUR" office:value="1189.16666666667" calcext:value-type="currency">
            <text:p>1.189,2 €</text:p>
          </table:table-cell>
          <table:table-cell/>
          <table:table-cell table:style-name="ce14" table:formula="of:=SUBTOTAL(1;[.F52:.F57])" office:value-type="currency" office:currency="EUR" office:value="1464.16666666667" calcext:value-type="currency">
            <text:p>1.464,2 €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2">
          <table:table-cell table:number-columns-repeated="2"/>
          <table:table-cell table:style-name="ce10" office:value-type="string" calcext:value-type="string">
            <text:p>Pitjor sou</text:p>
          </table:table-cell>
          <table:table-cell table:style-name="ce16" table:formula="of:=MIN([.D52:.D57])" office:value-type="currency" office:currency="EUR" office:value="890" calcext:value-type="currency">
            <text:p>890 €</text:p>
          </table:table-cell>
          <table:table-cell table:style-name="ce19"/>
          <table:table-cell table:style-name="ce16" table:formula="of:=MIN([.F52:.F57])" office:value-type="currency" office:currency="EUR" office:value="1290" calcext:value-type="currency">
            <text:p>1.290 €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0" office:value-type="string" calcext:value-type="string">
            <text:p>Millor sou</text:p>
          </table:table-cell>
          <table:table-cell table:style-name="ce16" table:formula="of:=MAX([.D53:.D58])" office:value-type="currency" office:currency="EUR" office:value="1440" calcext:value-type="currency">
            <text:p>1.440 €</text:p>
          </table:table-cell>
          <table:table-cell table:style-name="ce19"/>
          <table:table-cell table:style-name="ce16" table:formula="of:=MAX([.F53:.F58])" office:value-type="currency" office:currency="EUR" office:value="1640" calcext:value-type="currency">
            <text:p>1.640 €</text:p>
          </table:table-cell>
          <table:table-cell table:number-columns-repeated="1018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113P0" style:volatile="true">
      <number:number number:decimal-places="0" number:min-integer-digits="1" number:grouping="true"/>
      <number:text>€</number:text>
    </number:number-style>
    <number:number-style style:name="N113">
      <number:text>-</number:text>
      <number:number number:decimal-places="0" number:min-integer-digits="1" number:grouping="true"/>
      <number:text>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€</number:text>
    </number:number-style>
    <number:number-style style:name="N116">
      <number:text>-</number:text>
      <number:number number:decimal-places="2" number:min-integer-digits="1" number:grouping="true"/>
      <number:text>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</number:text>
    </number:number-style>
    <number:number-style style:name="N125P1" style:volatile="true">
      <number:text>-</number:text>
      <number:number number:decimal-places="0" number:min-integer-digits="1" number:grouping="true"/>
      <number:text>   </number:text>
    </number:number-style>
    <number:number-style style:name="N125P2" style:volatile="true">
      <number:text> -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€ </number:text>
    </number:number-style>
    <number:number-style style:name="N129P1" style:volatile="true">
      <number:text>-</number:text>
      <number:number number:decimal-places="0" number:min-integer-digits="1" number:grouping="true"/>
      <number:text>€ </number:text>
    </number:number-style>
    <number:number-style style:name="N129P2" style:volatile="true">
      <number:text> -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</number:text>
    </number:number-style>
    <number:number-style style:name="N133P1" style:volatile="true">
      <number:text>-</number:text>
      <number:number number:decimal-places="2" number:min-integer-digits="1" number:grouping="true"/>
      <number:text>   </number:text>
    </number:number-style>
    <number:number-style style:name="N133P2" style:volatile="true">
      <number:text> -</number:text>
      <number:number number:decimal-places="0" number:min-integer-digits="0"/>
      <number:text>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€ </number:text>
    </number:number-style>
    <number:number-style style:name="N137P1" style:volatile="true">
      <number:text>-</number:text>
      <number:number number:decimal-places="2" number:min-integer-digits="1" number:grouping="true"/>
      <number:text>€ </number:text>
    </number:number-style>
    <number:number-style style:name="N137P2" style:volatile="true">
      <number:text> -</number:text>
      <number:number number:decimal-places="0" number:min-integer-digits="0"/>
      <number:text>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">
      <number:number number:decimal-places="2" number:min-integer-digits="1" number:grouping="true"/>
      <number:text> €</number:text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51P0" style:volatile="true">
      <number:number number:decimal-places="0" number:min-integer-digits="1" number:grouping="true"/>
      <number:text> € </number:text>
    </number:number-style>
    <number:number-style style:name="N151P1" style:volatile="true">
      <number:text>-</number:text>
      <number:number number:decimal-places="0" number:min-integer-digits="1" number:grouping="true"/>
      <number:text> € </number:text>
    </number:number-style>
    <number:number-style style:name="N151P2" style:volatile="true">
      <number:text> -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0" number:min-integer-digits="1" number:grouping="true"/>
      <number:text>    </number:text>
    </number:number-style>
    <number:number-style style:name="N155P1" style:volatile="true">
      <number:text>-</number:text>
      <number:number number:decimal-places="0" number:min-integer-digits="1" number:grouping="true"/>
      <number:text>    </number:text>
    </number:number-style>
    <number:number-style style:name="N155P2" style:volatile="true">
      <number:text> -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€ </number:text>
    </number:number-style>
    <number:number-style style:name="N159P1" style:volatile="true">
      <number:text>-</number:text>
      <number:number number:decimal-places="2" number:min-integer-digits="1" number:grouping="true"/>
      <number:text> € </number:text>
    </number:number-style>
    <number:number-style style:name="N159P2" style:volatile="true">
      <number:text> -</number:text>
      <number:number number:decimal-places="0" number:min-integer-digits="0"/>
      <number:text>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   </number:text>
    </number:number-style>
    <number:number-style style:name="N163P1" style:volatile="true">
      <number:text>-</number:text>
      <number:number number:decimal-places="2" number:min-integer-digits="1" number:grouping="true"/>
      <number:text>    </number:text>
    </number:number-style>
    <number:number-style style:name="N163P2" style:volatile="true">
      <number:text> -</number:text>
      <number:number number: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pta</number:text>
    </number:number-style>
    <number:number-style style:name="N165">
      <number:text>-</number:text>
      <number:number number:decimal-places="0" number:min-integer-digits="1" number:grouping="true"/>
      <number:text> pta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pta</number:text>
    </number:number-style>
    <number:number-style style:name="N168">
      <number:text>-</number:text>
      <number:number number:decimal-places="2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pta </number:text>
    </number:number-style>
    <number:number-style style:name="N173P1" style:volatile="true">
      <number:text>-</number:text>
      <number:number number:decimal-places="0" number:min-integer-digits="1" number:grouping="true"/>
      <number:text> pta </number:text>
    </number:number-style>
    <number:number-style style:name="N173P2" style:volatile="true">
      <number:text> -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   </number:text>
    </number:number-style>
    <number:number-style style:name="N177P1" style:volatile="true">
      <number:text>-</number:text>
      <number:number number:decimal-places="0" number:min-integer-digits="1" number:grouping="true"/>
      <number:text>       </number:text>
    </number:number-style>
    <number:number-style style:name="N177P2" style:volatile="true">
      <number:text> -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pta </number:text>
    </number:number-style>
    <number:number-style style:name="N181P1" style:volatile="true">
      <number:text>-</number:text>
      <number:number number:decimal-places="2" number:min-integer-digits="1" number:grouping="true"/>
      <number:text> pta </number:text>
    </number:number-style>
    <number:number-style style:name="N181P2" style:volatile="true">
      <number:text> -</number:text>
      <number:number number:decimal-places="0" number:min-integer-digits="0"/>
      <number:text> pta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   </number:text>
    </number:number-style>
    <number:number-style style:name="N185P1" style:volatile="true">
      <number:text>-</number:text>
      <number:number number:decimal-places="2" number:min-integer-digits="1" number:grouping="true"/>
      <number:text>       </number:text>
    </number:number-style>
    <number:number-style style:name="N185P2" style:volatile="true">
      <number:text> -</number:text>
      <number:number number:decimal-places="0" number:min-integer-digits="0"/>
      <number:text>   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  <number:text> Pts</number:text>
    </number:number-style>
    <number:number-style style:name="N187">
      <number:text>-</number:text>
      <number:number number:decimal-places="0" number:min-integer-digits="1" number:grouping="true"/>
      <number:text> Pts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Pts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Pts</number:text>
    </number:number-style>
    <number:number-style style:name="N190">
      <number:text>-</number:text>
      <number:number number:decimal-places="2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Pts </number:text>
    </number:number-style>
    <number:number-style style:name="N195P1" style:volatile="true">
      <number:text>-</number:text>
      <number:number number:decimal-places="0" number:min-integer-digits="1" number:grouping="true"/>
      <number:text> Pts </number:text>
    </number:number-style>
    <number:number-style style:name="N195P2" style:volatile="true">
      <number:text> -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Pts </number:text>
    </number:number-style>
    <number:number-style style:name="N199P1" style:volatile="true">
      <number:text>-</number:text>
      <number:number number:decimal-places="2" number:min-integer-digits="1" number:grouping="true"/>
      <number:text> Pts </number:text>
    </number:number-style>
    <number:number-style style:name="N199P2" style:volatile="true">
      <number:text> -</number:text>
      <number:number number:decimal-places="0" number:min-integer-digits="0"/>
      <number:text> Pts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5" number:min-integer-digits="0" number:decimal-replacement=""/>
      <number:text> €</number:text>
    </number:number-style>
    <number:currency-style style:name="N202P0" style:volatile="true">
      <number:number number:decimal-places="4" number:min-integer-digits="1" number:grouping="true"/>
      <number:text> </number:text>
      <number:currency-symbol number:language="es" number:country="ES">€</number:currency-symbol>
    </number:currency-style>
    <number:currency-style style:name="N202">
      <style:text-properties fo:color="#ff0000"/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202P0"/>
    </number:currency-style>
    <number:number-style style:name="N203">
      <number:number number:decimal-places="3" number:min-integer-digits="1"/>
    </number:number-style>
    <number:number-style style:name="N204">
      <number:number number:decimal-places="4" number:min-integer-digits="1"/>
    </number:number-style>
    <number:currency-style style:name="N2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06P0"/>
    </number:currency-style>
    <number:currency-style style:name="N208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208P0"/>
    </number:currency-style>
    <number:currency-style style:name="N210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1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10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7:21:34.2563375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ctor Martínez García</meta:initial-creator>
    <meta:creation-date>2012-01-21T11:28:00</meta:creation-date>
    <dc:date>2015-10-08T18:05:11.194830027</dc:date>
    <meta:editing-duration>PT1H32M35S</meta:editing-duration>
    <meta:editing-cycles>9</meta:editing-cycles>
    <meta:generator>LibreOffice/4.2.8.2$Linux_x86 LibreOffice_project/420m0$Build-2</meta:generator>
    <meta:document-statistic meta:table-count="2" meta:cell-count="161" meta:object-count="0"/>
  </office:meta>
</office:document-meta>
</file>